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20000021E11AA051FC519266C.png" manifest:media-type="image/png"/>
  <manifest:file-entry manifest:full-path="Pictures/10000000000001E20000013BBD7B73D54A75C27A.png" manifest:media-type="image/png"/>
  <manifest:file-entry manifest:full-path="Pictures/10000000000001E0000000D4F287A0B38D8F63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draw:frame draw:style-name="fr1" draw:name="Image1" text:anchor-type="char" svg:x="0.1728in" svg:y="0.4465in" svg:width="3.5882in" svg:height="4.0346in" draw:z-index="0"><draw:image xlink:href="Pictures/10000000000001E20000021E11AA051FC519266C.png" xlink:type="simple" xlink:show="embed" xlink:actuate="onLoad" draw:mime-type="image/png"/></draw:frame><draw:frame draw:style-name="fr1" draw:name="Image2" text:anchor-type="char" svg:x="0.3618in" svg:y="6.8472in" svg:width="4.0165in" svg:height="2.6252in" draw:z-index="1"><draw:image xlink:href="Pictures/10000000000001E20000013BBD7B73D54A75C27A.png" xlink:type="simple" xlink:show="embed" xlink:actuate="onLoad" draw:mime-type="image/png"/></draw:frame><draw:frame draw:style-name="fr1" draw:name="Image3" text:anchor-type="char" svg:x="1.4972in" svg:y="4.8299in" svg:width="4in" svg:height="1.7665in" draw:z-index="2"><draw:image xlink:href="Pictures/10000000000001E0000000D4F287A0B38D8F63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3-11T18:57:08.691000000</dc:date>
    <meta:editing-duration>PT1M38S</meta:editing-duration>
    <meta:editing-cycles>2</meta:editing-cycles>
    <meta:generator>LibreOffice/7.5.1.2$Windows_X86_64 LibreOffice_project/fcbaee479e84c6cd81291587d2ee68cba099e129</meta:generator>
    <meta:document-statistic meta:table-count="0" meta:image-count="3" meta:object-count="0" meta:page-count="1" meta:paragraph-count="1" meta:word-count="1" meta:character-count="7" meta:non-whitespace-character-count="7"/>
  </office:meta>
</office:document-meta>
</file>